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.3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553cm" svg:y1="4.701cm" svg:x2="4.811cm" svg:y2="2.511cm">
          <text:p/>
        </draw:line>
        <draw:line draw:style-name="gr1" draw:text-style-name="P1" draw:layer="layout" svg:x1="3.553cm" svg:y1="4.72cm" svg:x2="2.271cm" svg:y2="2.511cm">
          <text:p/>
        </draw:line>
        <draw:custom-shape draw:style-name="gr2" draw:text-style-name="P2" draw:layer="layout" svg:width="0.168cm" svg:height="0.168cm" svg:x="3.463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96cm" svg:height="0.081cm" svg:x="3.102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5:40:52.982048000</meta:creation-date>
    <dc:date>2016-06-08T15:41:35.985420000</dc:date>
    <meta:editing-duration>PT43S</meta:editing-duration>
    <meta:editing-cycles>1</meta:editing-cycles>
    <meta:document-statistic meta:object-count="4"/>
    <meta:generator>LibreOffice/5.0.4.2$MacOSX_X86_64 LibreOffice_project/2b9802c1994aa0b7dc6079e128979269cf95bc78</meta:generator>
  </office:meta>
</office:document-meta>
</file>